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style:font-name="FreeSerif" officeooo:rsid="00221567" officeooo:paragraph-rsid="00221567"/>
    </style:style>
    <style:style style:name="P2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style:font-name="FreeSerif" officeooo:rsid="00221567" officeooo:paragraph-rsid="00236d2b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style:font-name="FreeSerif" officeooo:rsid="00221567" officeooo:paragraph-rsid="0025f210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style:font-name="FreeSerif" officeooo:rsid="00236d2b" officeooo:paragraph-rsid="00236d2b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style:font-name="FreeSerif" officeooo:rsid="00279947" officeooo:paragraph-rsid="00279947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FreeSerif" fo:font-style="italic" fo:font-weight="normal" officeooo:rsid="001fba91" officeooo:paragraph-rsid="001fba91" style:font-style-asian="italic" style:font-weight-asian="normal" style:font-style-complex="italic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italic" fo:font-weight="normal" officeooo:rsid="001fba91" officeooo:paragraph-rsid="001fba91" style:font-style-asian="italic" style:font-weight-asian="normal" style:font-style-complex="italic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italic" fo:font-weight="normal" officeooo:rsid="001fba91" officeooo:paragraph-rsid="00239fa3" style:font-style-asian="italic" style:font-weight-asian="normal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italic" fo:font-weight="normal" officeooo:rsid="001fba91" officeooo:paragraph-rsid="0025f210" style:font-style-asian="italic" style:font-weight-asian="normal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italic" fo:font-weight="normal" officeooo:rsid="00239fa3" officeooo:paragraph-rsid="00239fa3" style:font-style-asian="italic" style:font-weight-asian="normal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italic" fo:font-weight="normal" officeooo:rsid="00239fa3" officeooo:paragraph-rsid="0025f210" style:font-style-asian="italic" style:font-weight-asian="normal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20def7" officeooo:paragraph-rsid="0020def7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20def7" officeooo:paragraph-rsid="0025f210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221567" officeooo:paragraph-rsid="00221567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221567" officeooo:paragraph-rsid="0025f210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25f210" officeooo:paragraph-rsid="0025f210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279947" officeooo:paragraph-rsid="00279947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paragraph-rsid="0020def7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21567" officeooo:paragraph-rsid="00221567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paragraph-rsid="0025f210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style:font-name="FreeSerif" fo:font-style="italic" fo:font-weight="normal" officeooo:rsid="001fba91" officeooo:paragraph-rsid="0025f210" style:font-style-asian="italic" style:font-weight-asian="normal" style:font-style-complex="italic" style:font-weight-complex="normal"/>
    </style:style>
    <style:style style:name="T1" style:family="text">
      <style:text-properties officeooo:rsid="0020def7"/>
    </style:style>
    <style:style style:name="T2" style:family="text">
      <style:text-properties fo:font-style="normal" fo:font-weight="normal" officeooo:rsid="0020def7" style:font-style-asian="normal" style:font-weight-asian="normal" style:font-style-complex="normal" style:font-weight-complex="normal"/>
    </style:style>
    <style:style style:name="T3" style:family="text">
      <style:text-properties officeooo:rsid="00221567"/>
    </style:style>
    <style:style style:name="T4" style:family="text">
      <style:text-properties officeooo:rsid="00239fa3"/>
    </style:style>
    <style:style style:name="T5" style:family="text">
      <style:text-properties officeooo:rsid="00271741"/>
    </style:style>
    <style:style style:name="T6" style:family="text">
      <style:text-properties officeooo:rsid="002799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lliot <text:span text:style-name="T1">C. Wallace</text:span></text:p>
      <text:p text:style-name="P7">61 Taylor Road</text:p>
      <text:p text:style-name="P8">Old Town, <text:span text:style-name="T4">Maine <text:s/>04468</text:span></text:p>
      <text:p text:style-name="P10">e.wallace@futuramerlin.com</text:p>
      <text:p text:style-name="P12"/>
      <text:p text:style-name="P12">March 2, 2017</text:p>
      <text:p text:style-name="P14"/>
      <text:p text:style-name="P12">Networkmaine</text:p>
      <text:p text:style-name="P12">Orono, Maine 04469</text:p>
      <text:p text:style-name="P12"/>
      <text:p text:style-name="P18"><text:span text:style-name="T2">Subject: </text:span>Student Computer Technician IV <text:span text:style-name="T1">position</text:span></text:p>
      <text:p text:style-name="P18"/>
      <text:p text:style-name="P19">Dear Networkmaine,</text:p>
      <text:p text:style-name="P1"/>
      <text:p text:style-name="P2">I’m writing to apply for the Student Computer Technician IV position offer posted on the CareerLink Web site.</text:p>
      <text:p text:style-name="P2">The skills requested in the job listing seem to align well with my skills and interests: while I have only had one Web development job, and none in systems administration, I have been studying these subjects for several years, and have long held an interest in GNU/Linux, Web development, and software user interface and user experience design.</text:p>
      <text:p text:style-name="P4">I feel that I would be able to satisfy the demands of this position using my existing knowledge and experience and my interest in learning additional skills and technologies.</text:p>
      <text:p text:style-name="P1"/>
      <text:p text:style-name="P1">Please see the attached résumé for information on my specific technical abilities and a history of my work experience.</text:p>
      <text:p text:style-name="P1"/>
      <text:p text:style-name="P1">Thank you for considering me for this position.</text:p>
      <text:p text:style-name="P1"/>
      <text:p text:style-name="P1">Sincerely,</text:p>
      <text:p text:style-name="P1"/>
      <text:p text:style-name="P1"/>
      <text:p text:style-name="P1">Elliot C. Wallace</text:p>
      <text:p text:style-name="P1"/>
      <text:p text:style-name="P1">Enclosure: Résumé</text:p>
      <text:p text:style-name="P1"/>
      <text:p text:style-name="P21">Elliot <text:span text:style-name="T1">C. Wallace</text:span></text:p>
      <text:p text:style-name="P9">61 Taylor Road</text:p>
      <text:p text:style-name="P9">Old Town, <text:span text:style-name="T4">Maine <text:s/>04468</text:span></text:p>
      <text:p text:style-name="P11">e.wallace@futuramerlin.com</text:p>
      <text:p text:style-name="P13"/>
      <text:p text:style-name="P13">March 2, 2017</text:p>
      <text:p text:style-name="P15"/>
      <text:p text:style-name="P16">Prof. Hugh Curran</text:p>
      <text:p text:style-name="P16">Peace Studies Program</text:p>
      <text:p text:style-name="P16">University of Maine</text:p>
      <text:p text:style-name="P16">5725 East Annex, Rm. 211</text:p>
      <text:p text:style-name="P13">Orono, Maine 04469<text:span text:style-name="T5">-5725</text:span></text:p>
      <text:p text:style-name="P17"/>
      <text:p text:style-name="P13"/>
      <text:p text:style-name="P20"><text:span text:style-name="T3">Dear Prof. Curran,</text:span></text:p>
      <text:p text:style-name="P3"/>
      <text:p text:style-name="P3">I’m writing to <text:span text:style-name="T6">express my gratitude to you for having allowed me to attend and participate in your Deep Ecology and Mythology class even after withdrawing from school.</text:span></text:p>
      <text:p text:style-name="P5">Because the course was being offered as a unique, one-time Honors Tutorial, your willingness to accommodate my presence granted me the opportunity to experience and participate in the class. While I do realize that this letter is quite overdue, my lateness in conveying these sentiments to you has enabled me to reflect on the course and confirm that it has indeed had a lasting benefit for me: the work we did in class remains very relevant to my projects, interests, and writing. Thus, I am grateful not just for the opportunity to participate in the class, but also for the help it has given me in coming to a better understanding of my own project for developing an intentional community.</text:p>
      <text:p text:style-name="P3"/>
      <text:p text:style-name="P3">Thank you <text:span text:style-name="T6">again.</text:span></text:p>
      <text:p text:style-name="P3"/>
      <text:p text:style-name="P3">Sincerely,</text:p>
      <text:p text:style-name="P3"/>
      <text:p text:style-name="P3"/>
      <text:p text:style-name="P3">Elliot C<text:span text:style-name="T6">handler</text:span> <text:span text:style-name="T6">(</text:span>Wallace<text:span text:style-name="T6">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7:22:42.764559729</meta:creation-date>
    <meta:generator>LibreOffice/5.2.3.3$Linux_X86_64 LibreOffice_project/20m0$Build-3</meta:generator>
    <dc:date>2017-03-02T17:55:03.715312478</dc:date>
    <meta:editing-duration>PT32M18S</meta:editing-duration>
    <meta:editing-cycles>8</meta:editing-cycles>
    <meta:document-statistic meta:table-count="0" meta:image-count="0" meta:object-count="0" meta:page-count="2" meta:paragraph-count="33" meta:word-count="352" meta:character-count="2148" meta:non-whitespace-character-count="1827"/>
  </office:meta>
</office:document-meta>
</file>